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W" svg:font-family="HelveticaNeueW, Arial, Helvetica, sans-serif"/>
    <style:font-face style:name="Mangal1" svg:font-family="Mangal"/>
    <style:font-face style:name="OpenSans" svg:font-family="OpenSans,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officeooo:rsid="0006984a" officeooo:paragraph-rsid="0006984a"/>
    </style:style>
    <style:style style:name="P2" style:family="paragraph" style:parent-style-name="Text_20_body">
      <style:text-properties officeooo:rsid="00049df5" officeooo:paragraph-rsid="00049df5"/>
    </style:style>
    <style:style style:name="P3" style:family="paragraph" style:parent-style-name="Text_20_body">
      <style:text-properties officeooo:rsid="0004ac3b" officeooo:paragraph-rsid="0004ac3b"/>
    </style:style>
    <style:style style:name="P4" style:family="paragraph" style:parent-style-name="Text_20_body">
      <style:text-properties officeooo:rsid="0005a496" officeooo:paragraph-rsid="0005a496"/>
    </style:style>
    <style:style style:name="P5" style:family="paragraph" style:parent-style-name="Text_20_body" style:list-style-name="L2">
      <style:text-properties officeooo:rsid="0005a496" officeooo:paragraph-rsid="0005a496"/>
    </style:style>
    <style:style style:name="P6" style:family="paragraph" style:parent-style-name="Text_20_body">
      <style:text-properties officeooo:rsid="0006984a" officeooo:paragraph-rsid="0006984a"/>
    </style:style>
    <style:style style:name="P7" style:family="paragraph" style:parent-style-name="Text_20_body">
      <style:text-properties officeooo:rsid="0006984a" officeooo:paragraph-rsid="0008dea4"/>
    </style:style>
    <style:style style:name="P8" style:family="paragraph" style:parent-style-name="Text_20_body">
      <style:text-properties officeooo:paragraph-rsid="000805a7"/>
    </style:style>
    <style:style style:name="P9" style:family="paragraph" style:parent-style-name="Text_20_body">
      <style:text-properties officeooo:paragraph-rsid="0008c62e"/>
    </style:style>
    <style:style style:name="T1" style:family="text">
      <style:text-properties fo:font-variant="normal" fo:text-transform="none" fo:color="#222222" style:font-name="HelveticaNeueW" fo:font-size="10.5pt" fo:letter-spacing="normal" fo:font-style="normal" fo:font-weight="normal"/>
    </style:style>
    <style:style style:name="T2" style:family="text">
      <style:text-properties fo:font-weight="normal" officeooo:rsid="000805a7" style:font-weight-asian="normal" style:font-weight-complex="normal"/>
    </style:style>
    <style:style style:name="T3" style:family="text">
      <style:text-properties officeooo:rsid="00049df5"/>
    </style:style>
    <style:style style:name="T4" style:family="text">
      <style:text-properties officeooo:rsid="0004ac3b"/>
    </style:style>
    <style:style style:name="T5" style:family="text">
      <style:text-properties officeooo:rsid="0006984a"/>
    </style:style>
    <style:style style:name="T6" style:family="text">
      <style:text-properties officeooo:rsid="0007a6df"/>
    </style:style>
    <style:style style:name="T7" style:family="text">
      <style:text-properties officeooo:rsid="000805a7"/>
    </style:style>
    <style:style style:name="T8" style:family="text">
      <style:text-properties officeooo:rsid="0008c62e"/>
    </style:style>
    <style:style style:name="T9" style:family="text">
      <style:text-properties officeooo:rsid="0008dea4"/>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7">O</text:span></text:span><text:span text:style-name="Strong_20_Emphasis">lympic host cities</text:span></text:h>
      <text:p text:style-name="P8"><text:span text:style-name="Strong_20_Emphasis"><text:span text:style-name="T2">This is capstone project for Coursera course “Applied Data Science Capstone”</text:span></text:span></text:p>
      <text:p text:style-name="P8"><text:span text:style-name="Strong_20_Emphasis"><text:span text:style-name="T2">Date: 11/2018</text:span></text:span></text:p>
      <text:p text:style-name="P8"><text:span text:style-name="Strong_20_Emphasis"><text:span text:style-name="T2">By: Charles Fung</text:span></text:span></text:p>
      <text:h text:style-name="Heading_20_2" text:outline-level="2">Introduction</text:h>
      <text:p text:style-name="P9"><text:span text:style-name="T3">As the International Olympic Committee (IOC) stated about the host city selection process: </text:span></text:p>
      <text:p text:style-name="Quotations"><text:span text:style-name="T1">Hosting the Olympic Games offers manifold benefits and opportunities to a Candidate City and the host region and country. Many years of careful and precise planning are required to host successful Olympic Games, with all of the relevant organisations, authorities and stakeholders working together as one united team, to ensure that the Games leave a positive, longterm and sustainable legacy.</text:span> </text:p>
      <text:p text:style-name="Quotations">(<text:a xlink:type="simple" xlink:href="https://www.olympic.org/all-about-the-candidature-process" text:style-name="Internet_20_link" text:visited-style-name="Visited_20_Internet_20_Link">https://www.olympic.org/all-about-the-candidature-process</text:a>)</text:p>
      <text:p text:style-name="P2">There <text:span text:style-name="T8">are</text:span> a lot of <text:span text:style-name="T8">fiscal and financial </text:span>commitments and <text:span text:style-name="T8">it </text:span>is a multi-year effort by the local government to host the Olympic games. There have been about 20 cities that have host the games and, <text:span text:style-name="T8">unfortuately,</text:span> not all of them were successful in terms of economic or popularity gains. Therefore, it is <text:span text:style-name="T8">highly critiacal</text:span> for a city to evaluate <text:span text:style-name="T8">and decide </text:span>if it is <text:span text:style-name="T8">willing to get involved</text:span>.</text:p>
      <text:p text:style-name="P2">Hosting an Olympic Game involves <text:span text:style-name="T8">many </text:span>areas: sport facilities, transportation, communication, accommodation. <text:span text:style-name="T4">To be successful and memorable event for the visitors, it also require </text:span>support facilities like restaurants <text:span text:style-name="T4">and</text:span> night life <text:span text:style-name="T8">etc.</text:span></text:p>
      <text:p text:style-name="P3">In this report, we will attempt to look at the <text:span text:style-name="T8">popular </text:span>venues <text:span text:style-name="T8">around </text:span>different cities, and try to see if the number <text:span text:style-name="T8">and type </text:span>of venues <text:span text:style-name="T8">are relevant </text:span>to the determination of a city being selected to host an Olympic Game.</text:p>
      <text:p text:style-name="P2"/>
      <text:p text:style-name="P4">Target audiences for this report <text:span text:style-name="T8">will </text:span>include:</text:p>
      <text:list xml:id="list3085366072" text:style-name="L2">
        <text:list-item>
          <text:p text:style-name="P5">IOC, NOC(National Olympic Committees) involved in the election process</text:p>
        </text:list-item>
        <text:list-item>
          <text:p text:style-name="P5">City governments to evaluate chance of being selected. They may also find out what <text:span text:style-name="T8">venues </text:span>they are lacking and make changes to improve their chance in the future.</text:p>
        </text:list-item>
      </text:list>
      <text:p text:style-name="P3"/>
      <text:p text:style-name="P3">Since the Winter Games require <text:span text:style-name="T9">cooler </text:span>weather conditions, the host cities are limited to those at high<text:span text:style-name="T9">er</text:span> latitudes. This report will limit <text:span text:style-name="T9">itself </text:span>to Summer Games.</text:p>
      <text:p text:style-name="P3"/>
      <text:h text:style-name="Heading_20_2" text:outline-level="2"><text:soft-page-break/>Data</text:h>
      <text:p text:style-name="Heading">Past host cities</text:p>
      <text:p text:style-name="P4">There is a data set from Kaggle on past Olympic athelete events, which lists for each medal the athlete, year, city, etc. </text:p>
      <text:p text:style-name="P4">("120 years of Olympic history: athletes and results" <text:a xlink:type="simple" xlink:href="https://www.kaggle.com/heesoo37/120-years-of-olympic-history-athletes-and-results#athlete_events.csv" text:style-name="Internet_20_link" text:visited-style-name="Visited_20_Internet_20_Link">https://www.kaggle.com/heesoo37/120-years-of-olympic-history-athletes-and-results#athlete_events.csv</text:a>)</text:p>
      <text:p text:style-name="P4">We will use this data set to extract the name of the host cities.</text:p>
      <text:p text:style-name="P4"/>
      <text:p text:style-name="Heading">Best cities in the world</text:p>
      <text:p text:style-name="P4">There are many lists on the Internet on the best cities in the world. We have picked "World's best cities" lists 100 cities (<text:a xlink:type="simple" xlink:href="https://www.bestcities.org/rankings/worlds-best-cities/" text:style-name="Internet_20_link" text:visited-style-name="Visited_20_Internet_20_Link">https://www.bestcities.org/rankings/worlds-best-cities/</text:a>).</text:p>
      <text:p text:style-name="P4">We will do a web scraping to extract the name of these cities, and filter those that have not host any Olympic Games.</text:p>
      <text:p text:style-name="Heading"/>
      <text:p text:style-name="Heading">City coordinates</text:p>
      <text:p text:style-name="P4">The cities from both list will form the base for comparison.</text:p>
      <text:p text:style-name="P4">We will use geopy <text:span text:style-name="T5">API to retrieve the coordinates for the cities.</text:span></text:p>
      <text:p text:style-name="P4"/>
      <text:p text:style-name="Heading">Venues in the cities</text:p>
      <text:p text:style-name="P6">We will use FourSquare <text:span text:style-name="T9">Explore </text:span>API to retrieve 100 top-pick venues <text:span text:style-name="T6">around </text:span>the cities, and use the frequencies of venue categories to classify the cities.</text:p>
      <text:p text:style-name="P7"><text:span text:style-name="T9">T</text:span>he venue categories from FourSquare API <text:span text:style-name="T9">are very</text:span> fine-grained (such as Ethiopian Restaurant, Dim Sum Restaurant or Filipino Restaurant under Food) and they are <text:span text:style-name="T9">too specific to be useful</text:span>. </text:p>
      <text:p text:style-name="P7">We will translate the venue categories <text:span text:style-name="T9">(see below) </text:span>to the<text:span text:style-name="T9">ir</text:span> top-level categories for easy comparison.</text:p>
      <text:p text:style-name="P1"><text:span text:style-name="T9">V</text:span>enue categories</text:p>
      <text:p text:style-name="P7">FourSquare Catergories API which group <text:span text:style-name="T9">all </text:span>the categorie <text:span text:style-name="T9">under</text:span> top-level categories like Arts &amp; Entertainment, College &amp; University, Event, etc.</text:p>
      <text:p text:style-name="P7">We will use th<text:span text:style-name="T9">is </text:span>API to retrieve all categories, and build a mapping dictionary for this purp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W" svg:font-family="HelveticaNeueW, Arial, Helvetica, sans-serif"/>
    <style:font-face style:name="Mangal1" svg:font-family="Mangal"/>
    <style:font-face style:name="OpenSans" svg:font-family="OpenSans,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1-19T14:30:05.414000000</dc:date>
    <meta:editing-duration>PT34M43S</meta:editing-duration>
    <meta:editing-cycles>7</meta:editing-cycles>
    <meta:document-statistic meta:table-count="0" meta:image-count="0" meta:object-count="0" meta:page-count="2" meta:paragraph-count="33" meta:word-count="546" meta:character-count="3506" meta:non-whitespace-character-count="2991"/>
  </office:meta>
</office:document-meta>
</file>